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/>
    </style:style>
    <style:style style:name="gr7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/>
    </style:style>
    <style:style style:name="co1" style:family="table-column">
      <style:table-column-properties style:column-width="6.744cm" style:use-optimal-column-width="false"/>
    </style:style>
    <style:style style:name="co2" style:family="table-column">
      <style:table-column-properties style:column-width="6.322cm" style:use-optimal-column-width="false"/>
    </style:style>
    <style:style style:name="co3" style:family="table-column">
      <style:table-column-properties style:column-width="4.371cm" style:use-optimal-column-width="false"/>
    </style:style>
    <style:style style:name="ro1" style:family="table-row">
      <style:table-row-properties style:row-height="1.834cm"/>
    </style:style>
    <style:style style:name="ro2" style:family="table-row">
      <style:table-row-properties style:row-height="1.836cm"/>
    </style:style>
    <style:style style:name="ce1" style:family="table-cell">
      <style:graphic-properties draw:fill="none" draw:fill-color="#ffffff" style:repeat="repeat"/>
      <style:paragraph-properties fo:text-align="center" fo:border="0.001cm solid #000000" style:text-autospace="none"/>
    </style:style>
    <style:style style:name="ce2" style:family="table-cell">
      <style:graphic-properties draw:fill="solid" draw:fill-color="#ffffff" style:repeat="repeat"/>
      <style:paragraph-properties fo:text-align="center" fo:border="0.001cm solid #000000" style:text-autospace="none"/>
    </style:style>
    <style:style style:name="ce3" style:family="table-cell">
      <style:graphic-properties draw:fill="none" style:repeat="repeat"/>
      <style:paragraph-properties fo:text-align="center" fo:border="0.001cm solid #000000" style:text-autospace="none"/>
    </style:style>
    <style:style style:name="P1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2" style:family="paragraph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18pt"/>
    </style:style>
    <style:style style:name="P11" style:family="paragraph">
      <style:paragraph-properties fo:text-align="center" style:text-autospace="none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Calibri" style:font-family-generic="swiss" style:font-pitch="variable" fo:font-size="10pt" style:font-size-asian="18pt" style:font-size-complex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8.043cm" svg:y1="7.198cm" svg:x2="8.043cm" svg:y2="8.808cm" draw:start-shape="id1" draw:start-glue-point="6" draw:end-shape="id2" draw:end-glue-point="4" svg:d="m8043 7198v1610">
          <text:p/>
        </draw:connector>
        <draw:connector draw:style-name="gr1" draw:text-style-name="P1" draw:layer="layout" draw:type="line" svg:x1="8.043cm" svg:y1="10.525cm" svg:x2="8.043cm" svg:y2="11.983cm" draw:start-shape="id2" draw:start-glue-point="2" draw:end-shape="id3" draw:end-glue-point="4" svg:d="m8043 10525v1458">
          <text:p/>
        </draw:connector>
        <draw:connector draw:style-name="gr1" draw:text-style-name="P1" draw:layer="layout" svg:x1="8.043cm" svg:y1="13.548cm" svg:x2="8.039cm" svg:y2="15.957cm" draw:start-shape="id3" draw:start-glue-point="6" draw:end-shape="id4" draw:end-glue-point="4" svg:d="m8043 13548v1186h-4v1223">
          <text:p/>
        </draw:connector>
        <draw:frame draw:style-name="gr2" draw:text-style-name="P2" draw:layer="layout" svg:width="15.627cm" svg:height="0.987cm" svg:x="6.963cm" svg:y="1.001cm">
          <draw:text-box>
            <text:p><text:span text:style-name="T1">Calgary receiving source vessels</text:span></text:p>
          </draw:text-box>
        </draw:frame>
        <draw:custom-shape draw:style-name="gr3" draw:text-style-name="P4" draw:id="id1" draw:layer="layout" svg:width="3.175cm" svg:height="1.905cm" svg:x="6.456cm" svg:y="5.445cm">
          <text:p text:style-name="P3"><text:span text:style-name="T2">Add new patient if doesn't exists</text:span></text:p>
          <text:p text:style-name="P3"><text:span text:style-name="T2"><text:s/>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6" draw:id="id2" draw:layer="layout" svg:width="3.175cm" svg:height="1.905cm" svg:x="6.456cm" svg:y="8.62cm">
          <text:p text:style-name="P5"><text:span text:style-name="T3">Add new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3" draw:layer="layout" svg:width="3.175cm" svg:height="1.905cm" svg:x="6.456cm" svg:y="11.795cm">
          <text:p text:style-name="P3"><text:span text:style-name="T2">Add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6" draw:layer="layout" svg:width="3.927cm" svg:height="1.27cm" svg:x="6.08cm" svg:y="2.905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7" draw:layer="layout" svg:width="5.08cm" svg:height="1.905cm" svg:x="19.115cm" svg:y="7.985cm">
          <text:p text:style-name="P3"><text:span text:style-name="T2">aliquots are assign to a pallet. This pallet has a position in Calgary freez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4" draw:layer="layout" svg:width="3.175cm" svg:height="1.905cm" svg:x="6.452cm" svg:y="15.769cm">
          <text:p text:style-name="P3"><text:span text:style-name="T2">Scan Link: aliquots are linked to a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9.627cm" svg:y1="16.721cm" svg:x2="21.637cm" svg:y2="4.363cm" draw:start-shape="id4" draw:start-glue-point="7" draw:end-shape="id5" draw:end-glue-point="4" svg:d="m9627 16721h5211v-13048h6799v690">
          <text:p/>
        </draw:connector>
        <draw:connector draw:style-name="gr1" draw:text-style-name="P1" draw:layer="layout" svg:x1="8.043cm" svg:y1="4.175cm" svg:x2="8.043cm" svg:y2="5.633cm" draw:start-shape="id6" draw:start-glue-point="6" draw:end-shape="id1" draw:end-glue-point="4" svg:d="m8043 4175v1458">
          <text:p/>
        </draw:connector>
        <draw:custom-shape draw:style-name="gr3" draw:text-style-name="P4" draw:id="id5" draw:layer="layout" svg:width="3.175cm" svg:height="1.905cm" svg:x="20.05cm" svg:y="4.175cm">
          <text:p text:style-name="P3"><text:span text:style-name="T2">Scan Assign new aliquot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21.637cm" svg:y1="5.928cm" svg:x2="21.654cm" svg:y2="7.985cm" draw:start-shape="id5" draw:start-glue-point="6" draw:end-shape="id7" draw:end-glue-point="4" svg:d="m21637 5928v1104h17v953">
          <text:p/>
        </draw:connector>
      </draw:page>
      <draw:page draw:name="page2" draw:style-name="dp1" draw:master-page-name="Default">
        <office:forms form:automatic-focus="false" form:apply-design-mode="false"/>
        <draw:connector draw:style-name="gr1" draw:text-style-name="P1" draw:layer="layout" svg:x1="4.333cm" svg:y1="11cm" svg:x2="4.335cm" svg:y2="11.959cm" draw:start-shape="id8" draw:start-glue-point="6" draw:end-shape="id9" draw:end-glue-point="4" svg:d="m4333 11000v460h2v499">
          <text:p/>
        </draw:connector>
        <draw:connector draw:style-name="gr1" draw:text-style-name="P1" draw:layer="layout" draw:type="line" svg:x1="4.335cm" svg:y1="13.525cm" svg:x2="4.364cm" svg:y2="14.38cm" draw:start-shape="id9" draw:start-glue-point="6" draw:end-shape="id10" draw:end-glue-point="4" svg:d="m4335 13525 29 855">
          <text:p/>
        </draw:connector>
        <draw:connector draw:style-name="gr1" draw:text-style-name="P1" draw:layer="layout" svg:x1="21.587cm" svg:y1="18.057cm" svg:x2="21.706cm" svg:y2="18.685cm" draw:start-shape="id11" draw:start-glue-point="7" draw:end-shape="id12" draw:end-glue-point="4" svg:d="m21587 18057v314h119v314">
          <text:p/>
        </draw:connector>
        <draw:connector draw:style-name="gr1" draw:text-style-name="P7" draw:layer="layout" draw:type="lines" svg:x1="4.334cm" svg:y1="3.272cm" svg:x2="4.319cm" svg:y2="4.215cm" draw:start-shape="id13" draw:start-glue-point="6" draw:end-shape="id14" draw:end-glue-point="4" svg:d="m4334 3272v502l-15-264v705">
          <text:p/>
        </draw:connector>
        <draw:frame draw:style-name="gr2" draw:text-style-name="P2" draw:layer="layout" svg:width="21.406cm" svg:height="0.987cm" svg:x="3.405cm" svg:y="1.23cm">
          <draw:text-box>
            <text:p><text:span text:style-name="T1">Calgary dispatch aliquots to CBSR Edmonton</text:span></text:p>
          </draw:text-box>
        </draw:frame>
        <draw:custom-shape draw:style-name="gr3" draw:text-style-name="P4" draw:id="id8" draw:layer="layout" svg:width="3.175cm" svg:height="1.905cm" svg:x="2.745cm" svg:y="9.245cm">
          <text:p text:style-name="P3"><text:span text:style-name="T2">Take a pallet in their freez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9" draw:layer="layout" svg:width="3.175cm" svg:height="1.905cm" svg:x="2.747cm" svg:y="11.77cm">
          <text:p text:style-name="P3"><text:span text:style-name="T2">Scan the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13" draw:layer="layout" svg:width="3.927cm" svg:height="0.782cm" svg:x="2.37cm" svg:y="2.49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12" draw:layer="layout" svg:width="5.08cm" svg:height="1.905cm" svg:x="19.166cm" svg:y="18.685cm">
          <text:p text:style-name="P3"><text:span text:style-name="T2">Pallets and manifest </text:span></text:p>
          <text:p text:style-name="P3"><text:span text:style-name="T2">are sent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15" draw:layer="layout" svg:width="3.175cm" svg:height="1.905cm" svg:x="13.473cm" svg:y="18.046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16.648cm" svg:y1="18.999cm" svg:x2="19.965cm" svg:y2="4.089cm" draw:start-shape="id15" draw:start-glue-point="7" draw:end-shape="id16" draw:end-glue-point="6" svg:d="m16648 18999h1399v-14910h1918">
          <text:p/>
        </draw:connector>
        <draw:custom-shape draw:style-name="gr3" draw:text-style-name="P4" draw:id="id17" draw:layer="layout" svg:width="4.473cm" svg:height="2.765cm" svg:x="2.072cm" svg:y="16.854cm">
          <text:p text:style-name="P3"><text:span text:style-name="T2">The pallet is added to the list of pallets to be sent (cannot add the same 2 time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6.545cm" svg:y1="18.236cm" svg:x2="5.92cm" svg:y2="10.198cm" draw:start-shape="id17" draw:start-glue-point="1" draw:end-shape="id8" draw:end-glue-point="7" svg:d="m6545 18236h501v-8038h-1126">
          <text:p/>
        </draw:connector>
        <draw:frame draw:style-name="gr4" draw:text-style-name="P9" draw:layer="layout" svg:width="3.431cm" svg:height="0.395cm" svg:x="7.138cm" svg:y="11.509cm">
          <draw:text-box>
            <text:p text:style-name="P8"><text:span text:style-name="T3">Repeat for each pallet</text:span></text:p>
          </draw:text-box>
        </draw:frame>
        <draw:connector draw:style-name="gr1" draw:layer="layout" svg:x1="12.722cm" svg:y1="19.054cm" svg:x2="13.473cm" svg:y2="18.999cm" draw:start-shape="id18" draw:start-glue-point="1" draw:end-shape="id15" draw:end-glue-point="5" svg:d="m12722 19054h376v-55h375">
          <text:p/>
        </draw:connector>
        <draw:custom-shape draw:style-name="gr3" draw:text-style-name="P4" draw:id="id16" draw:layer="layout" svg:width="5.19cm" svg:height="2.169cm" svg:x="19.446cm" svg:y="3.004cm">
          <text:p text:style-name="P3"><text:span text:style-name="T2">A summary of pallets (product barcode and position) is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19" draw:layer="layout" svg:width="3.175cm" svg:height="1.905cm" svg:x="19.874cm" svg:y="6.125cm">
          <text:p text:style-name="P3"><text:span text:style-name="T2">User 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21.512cm" svg:y1="5.173cm" svg:x2="21.462cm" svg:y2="6.314cm" draw:start-shape="id16" draw:start-glue-point="7" draw:end-shape="id19" draw:end-glue-point="4" svg:d="m21512 5173v476h-50v665">
          <text:p/>
        </draw:connector>
        <draw:custom-shape draw:style-name="gr3" draw:text-style-name="P4" draw:id="id20" draw:layer="layout" svg:width="3.175cm" svg:height="1.905cm" svg:x="19.842cm" svg:y="8.969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21.461cm" svg:y1="8.03cm" svg:x2="21.43cm" svg:y2="9.158cm" draw:start-shape="id19" draw:start-glue-point="2" draw:end-shape="id20" draw:end-glue-point="4" svg:d="m21461 8030v469h-31v659">
          <text:p/>
        </draw:connector>
        <draw:custom-shape draw:style-name="gr3" draw:text-style-name="P4" draw:id="id11" draw:layer="layout" svg:width="6.301cm" svg:height="2.04cm" svg:x="19.078cm" svg:y="16.017cm">
          <text:p text:style-name="P3"><text:span text:style-name="T2">Pallets and <text:s/>aliquots are tags as “dispatched” + old pallet position is free to be used aga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21.178cm" svg:y1="14.828cm" svg:x2="22.859cm" svg:y2="16.017cm" draw:start-shape="id21" draw:start-glue-point="7" draw:end-shape="id11" draw:end-glue-point="4" svg:d="m21178 14828v595h1681v594">
          <text:p/>
        </draw:connector>
        <draw:custom-shape draw:style-name="gr3" draw:text-style-name="P4" draw:id="id14" draw:layer="layout" svg:width="3.765cm" svg:height="2.054cm" svg:x="2.437cm" svg:y="4.011cm">
          <text:p text:style-name="P3"><text:span text:style-name="T2">Select study (that can be dispatched) from which aliquots should be part of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4.319cm" svg:y1="5.903cm" svg:x2="4.32cm" svg:y2="6.787cm" draw:start-shape="id14" draw:start-glue-point="6" draw:end-shape="id22" draw:end-glue-point="4" svg:d="m4319 5903v429h1v455">
          <text:p/>
        </draw:connector>
        <draw:custom-shape draw:style-name="gr3" draw:text-style-name="P4" draw:id="id18" draw:layer="layout" svg:width="5.362cm" svg:height="3.072cm" svg:x="7.36cm" svg:y="17.518cm">
          <text:p text:style-name="P3"><text:span text:style-name="T2">Verification is made to be sure all aliquots are part of the right study. Ok will be disabled is verific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22" draw:layer="layout" svg:width="3.393cm" svg:height="1.905cm" svg:x="2.623cm" svg:y="6.598cm">
          <text:p text:style-name="P3"><text:span text:style-name="T2">Select site to which it will be dispatche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4.32cm" svg:y1="8.353cm" svg:x2="4.333cm" svg:y2="9.434cm" draw:start-shape="id22" draw:start-glue-point="6" draw:end-shape="id8" draw:end-glue-point="4" svg:d="m4320 8353v521h13v560">
          <text:p/>
        </draw:connector>
        <draw:connector draw:style-name="gr1" draw:layer="layout" svg:x1="6.09cm" svg:y1="18.237cm" svg:x2="7.896cm" svg:y2="19.054cm" draw:start-shape="id17" draw:start-glue-point="9" draw:end-shape="id18" draw:end-glue-point="6" svg:d="m6090 18237h863v817h943">
          <text:p/>
        </draw:connector>
        <draw:custom-shape draw:style-name="gr3" draw:text-style-name="P4" draw:id="id21" draw:layer="layout" svg:width="7.587cm" svg:height="2.901cm" svg:x="18.157cm" svg:y="11.927cm">
          <text:list text:style-name="L1">
            <text:list-item>
              <text:p text:style-name="P3"><text:span text:style-name="T2">A Dispatched shipment is registered with current date and all previous informations.</text:span></text:p>
            </text:list-item>
            <text:list-item>
              <text:p text:style-name="P3"><text:span text:style-name="T2">A notification is send to Edmonton Site</text:span></text:p>
            </text:list-item>
            <text:list-item>
              <text:p text:style-name="P3"><text:span text:style-name="T2">A Manifest is printed</text:span>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21.429cm" svg:y1="10.874cm" svg:x2="22.709cm" svg:y2="11.927cm" draw:start-shape="id20" draw:end-shape="id21" draw:end-glue-point="4" svg:d="m21429 10874v526h1280v527">
          <text:p/>
        </draw:connector>
        <draw:custom-shape draw:style-name="gr3" draw:text-style-name="P4" draw:id="id10" draw:layer="layout" svg:width="3.175cm" svg:height="1.905cm" svg:x="2.776cm" svg:y="14.191cm">
          <text:p text:style-name="P3"><text:span text:style-name="T2">Scan the pallet for verification of the cont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4.364cm" svg:y1="15.946cm" svg:x2="4.309cm" svg:y2="16.854cm" draw:start-shape="id10" draw:start-glue-point="6" draw:end-shape="id17" draw:end-glue-point="5" svg:d="m4364 15946v529h-55v379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18.015cm" svg:height="0.987cm" svg:x="4.202cm" svg:y="1.517cm">
          <draw:text-box>
            <text:p><text:span text:style-name="T1">Calgary Pallet Dispatched Inventory ?</text:span></text:p>
          </draw:text-box>
        </draw:frame>
        <draw:frame draw:style-name="gr2" draw:text-style-name="P10" draw:layer="layout" svg:width="17.045cm" svg:height="0.712cm" svg:x="4.58cm" svg:y="2.631cm">
          <draw:text-box>
            <text:p><text:span text:style-name="T5">To be done later, when the whole dispatch procedure is done</text:span></text:p>
          </draw:text-box>
        </draw:frame>
        <draw:frame draw:style-name="standard" draw:layer="layout" svg:width="17.436cm" svg:height="7.337cm" svg:x="4.241cm" svg:y="4.4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5">Product Barcode</text:span></text:p>
              </table:table-cell>
              <table:table-cell>
                <text:p text:style-name="P11"><text:span text:style-name="T5">Freezer Location</text:span></text:p>
              </table:table-cell>
              <table:table-cell>
                <text:p text:style-name="P11"><text:span text:style-name="T5">Status</text:span></text:p>
              </table:table-cell>
            </table:table-row>
            <table:table-row table:style-name="ro1">
              <table:table-cell table:style-name="ce1">
                <text:p text:style-name="P11"><text:span text:style-name="T5">NUN123</text:span></text:p>
              </table:table-cell>
              <table:table-cell table:style-name="ce2"/>
              <table:table-cell table:style-name="ce3">
                <text:p text:style-name="P11"><text:span text:style-name="T5">In transit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5">NUN456</text:span></text:p>
              </table:table-cell>
              <table:table-cell/>
              <table:table-cell>
                <text:p text:style-name="P11"><text:span text:style-name="T5">Received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5">NUN789</text:span></text:p>
              </table:table-cell>
              <table:table-cell>
                <text:p text:style-name="P11"><text:span text:style-name="T5">01BG10</text:span></text:p>
              </table:table-cell>
              <table:table-cell>
                <text:p text:style-name="P11"><text:span text:style-name="T5">Pending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1.164cm" svg:height="0.987cm" svg:x="3.405cm" svg:y="1.231cm">
          <draw:text-box>
            <text:p><text:span text:style-name="T1">CBSR Edmonton receive dispatched aliquots</text:span></text:p>
          </draw:text-box>
        </draw:frame>
        <draw:connector draw:style-name="gr1" draw:text-style-name="P1" draw:layer="layout" svg:x1="4.104cm" svg:y1="6.85cm" svg:x2="4.166cm" svg:y2="7.943cm" draw:start-shape="id23" draw:start-glue-point="6" draw:end-shape="id24" draw:end-glue-point="4" svg:d="m4104 6850v527h62v566">
          <text:p/>
        </draw:connector>
        <draw:connector draw:style-name="gr1" draw:text-style-name="P1" draw:layer="layout" draw:type="line" svg:x1="4.165cm" svg:y1="9.659cm" svg:x2="4.155cm" svg:y2="11.059cm" draw:start-shape="id24" draw:start-glue-point="2" draw:end-shape="id25" svg:d="m4165 9659-10 1400">
          <text:p/>
        </draw:connector>
        <draw:connector draw:style-name="gr1" draw:text-style-name="P7" draw:layer="layout" draw:type="lines" svg:x1="4.135cm" svg:y1="4.186cm" svg:x2="4.104cm" svg:y2="5.284cm" draw:start-shape="id26" draw:start-glue-point="6" draw:end-shape="id23" draw:end-glue-point="4" svg:d="m4135 4186v502l-31-95v691">
          <text:p/>
        </draw:connector>
        <draw:custom-shape draw:style-name="gr3" draw:text-style-name="P4" draw:id="id23" draw:layer="layout" svg:width="3.175cm" svg:height="1.905cm" svg:x="2.516cm" svg:y="5.095cm">
          <text:p text:style-name="P3"><text:span text:style-name="T2">Go to receiving dispatch shipment view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24" draw:layer="layout" svg:width="3.175cm" svg:height="1.905cm" svg:x="2.578cm" svg:y="7.754cm">
          <text:p text:style-name="P3"><text:span text:style-name="T2">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26" draw:layer="layout" svg:width="3.927cm" svg:height="1.27cm" svg:x="2.171cm" svg:y="2.916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27" draw:layer="layout" svg:width="3.175cm" svg:height="2.007cm" svg:x="7.439cm" svg:y="17.083cm">
          <text:p text:style-name="P3"><text:span text:style-name="T2">User click ok to proceed to shipment verifica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9.027cm" svg:y1="17.282cm" svg:x2="11.98cm" svg:y2="4.253cm" draw:start-shape="id27" draw:start-glue-point="4" draw:end-shape="id28" draw:end-glue-point="6" svg:d="m9027 17282v-13029h2953">
          <text:p/>
        </draw:connector>
        <draw:custom-shape draw:style-name="gr3" draw:text-style-name="P4" draw:id="id28" draw:layer="layout" svg:width="5.558cm" svg:height="2.59cm" svg:x="11.425cm" svg:y="2.958cm">
          <text:p text:style-name="P3"><text:span text:style-name="T2">Pallet product barcode is scan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32" draw:layer="layout" svg:width="3.545cm" svg:height="1.905cm" svg:x="15.913cm" svg:y="16.861cm">
          <text:p text:style-name="P3"><text:span text:style-name="T2">User do scan assign with the received pallets if not done previously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4.204cm" svg:y1="5.548cm" svg:x2="12.879cm" svg:y2="7.221cm" draw:start-shape="id28" draw:end-shape="id29" draw:end-glue-point="4" svg:d="m14204 5548v837h-1325v836">
          <text:p/>
        </draw:connector>
        <draw:custom-shape draw:style-name="gr3" draw:text-style-name="P4" draw:id="id30" draw:layer="layout" svg:width="5.615cm" svg:height="2.254cm" svg:x="15.456cm" svg:y="9.692cm">
          <text:p text:style-name="P3"><text:span text:style-name="T2">ShipmentContainer status and its aliquots <text:s/>is set to “receive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17.692cm" svg:y1="11.946cm" svg:x2="17.699cm" svg:y2="13.787cm" draw:start-shape="id30" draw:start-glue-point="7" draw:end-shape="id31" draw:end-glue-point="4" svg:d="m17692 11946v826h7v1015">
          <text:p/>
        </draw:connector>
        <draw:connector draw:style-name="gr1" draw:layer="layout" svg:x1="19.458cm" svg:y1="17.813cm" svg:x2="22.312cm" svg:y2="17.797cm" draw:start-shape="id32" draw:end-shape="id33" draw:end-glue-point="5" svg:d="m19458 17813h1427v-16h1427">
          <text:p/>
        </draw:connector>
        <draw:custom-shape draw:style-name="gr3" draw:text-style-name="P4" draw:id="id25" draw:layer="layout" svg:width="4.769cm" svg:height="2.585cm" svg:x="1.771cm" svg:y="11.059cm">
          <text:p text:style-name="P3"><text:span text:style-name="T2">The dispatched shipment registered by Calgary is retrieved and displayed.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4.155cm" svg:y1="13.644cm" svg:x2="4.173cm" svg:y2="14.979cm" draw:start-shape="id25" draw:end-shape="id34" svg:d="m4155 13644v668h18v667">
          <text:p/>
        </draw:connector>
        <draw:custom-shape draw:style-name="gr3" draw:text-style-name="P4" draw:id="id34" draw:layer="layout" svg:width="3.842cm" svg:height="3.126cm" svg:x="2.252cm" svg:y="14.979cm">
          <text:p text:style-name="P3"><text:span text:style-name="T2">User check that basics informations (dates, number of pallets...) are correct between manifest, and scre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draw:line-skew="0.369cm" svg:x1="4.173cm" svg:y1="17.858cm" svg:x2="9.026cm" svg:y2="19.09cm" draw:start-shape="id34" draw:start-glue-point="6" draw:end-shape="id27" svg:d="m4173 17858v2102h4853v-870">
          <text:p/>
        </draw:connector>
        <draw:custom-shape draw:style-name="gr5" draw:text-style-name="P6" draw:id="id29" draw:layer="layout" svg:width="1.902cm" svg:height="1.992cm" svg:x="11.928cm" svg:y="7.221cm">
          <text:p text:style-name="P5"><text:span text:style-name="T3">Correc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2" draw:layer="layout" svg:x1="13.83cm" svg:y1="8.217cm" svg:x2="18.264cm" svg:y2="9.692cm" draw:start-shape="id29" draw:start-glue-point="1" draw:end-shape="id30" draw:end-glue-point="5" svg:d="m13830 8217h4434v1475">
          <text:p><text:span text:style-name="T3">YES</text:span></text:p>
        </draw:connector>
        <draw:connector draw:style-name="gr1" draw:layer="layout" svg:x1="20.5cm" svg:y1="10.819cm" svg:x2="23.941cm" svg:y2="10.242cm" draw:start-shape="id30" draw:start-glue-point="9" draw:end-shape="id35" draw:end-glue-point="6" svg:d="m20500 10819h3441v-577">
          <text:p/>
        </draw:connector>
        <draw:frame draw:style-name="gr2" draw:text-style-name="P12" draw:layer="layout" svg:width="4.858cm" svg:height="0.395cm" svg:x="19.701cm" svg:y="2.426cm">
          <draw:text-box>
            <text:p><text:span text:style-name="T3">Repeat for each received pallet</text:span></text:p>
          </draw:text-box>
        </draw:frame>
        <draw:custom-shape draw:style-name="gr7" draw:text-style-name="P5" draw:layer="layout" svg:width="15.676cm" svg:height="10.42cm" svg:x="11.067cm" svg:y="2.4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id="id31" draw:layer="layout" svg:width="3.175cm" svg:height="1.905cm" svg:x="16.111cm" svg:y="13.598cm">
          <text:p text:style-name="P3"><text:span text:style-name="T2">User click finish to “close” this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17.699cm" svg:y1="15.353cm" svg:x2="17.685cm" svg:y2="17.05cm" draw:start-shape="id31" draw:start-glue-point="6" draw:end-shape="id32" draw:end-glue-point="4" svg:d="m17699 15353v829h-14v868">
          <text:p/>
        </draw:connector>
        <draw:custom-shape draw:style-name="gr3" draw:text-style-name="P4" draw:id="id33" draw:layer="layout" svg:width="4.309cm" svg:height="2.289cm" svg:x="22.312cm" svg:y="16.652cm">
          <text:list text:style-name="L1">
            <text:list-item>
              <text:p text:style-name="P3"><text:span text:style-name="T2">The pallets can now be used by CBSR. </text:span></text:p>
            </text:list-item>
            <text:list-item>
              <text:p text:style-name="P3"><text:span text:style-name="T2">Aliquots are now in CBSR freezer</text:span></text:p>
            </text:list-item>
          </text:list>
          <text:p text:style-name="P3"><text:span text:style-name="T2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36" draw:layer="layout" svg:width="3.277cm" svg:height="1.843cm" svg:x="11.236cm" svg:y="10.265cm">
          <text:p text:style-name="P3"><text:span text:style-name="T2">Error investigation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2" draw:layer="layout" svg:x1="12.879cm" svg:y1="9.213cm" svg:x2="12.875cm" svg:y2="10.448cm" draw:start-shape="id29" draw:end-shape="id36" draw:end-glue-point="4" svg:d="m12879 9213v526h-4v709">
          <text:p><text:span text:style-name="T3">NO</text:span></text:p>
        </draw:connector>
        <draw:custom-shape draw:style-name="gr5" draw:text-style-name="P6" draw:id="id35" draw:layer="layout" svg:width="3.783cm" svg:height="2.731cm" svg:x="22.049cm" svg:y="7.511cm">
          <text:p text:style-name="P5"><text:span text:style-name="T3">Does </text:span></text:p>
          <text:p text:style-name="P5"><text:span text:style-name="T3">the user</text:span></text:p>
          <text:p text:style-name="P5"><text:span text:style-name="T3"><text:s/></text:span><text:span text:style-name="T3">want to scan </text:span></text:p>
          <text:p text:style-name="P5"><text:span text:style-name="T3">assign the</text:span></text:p>
          <text:p text:style-name="P5"><text:span text:style-name="T3"><text:s/></text:span><text:span text:style-name="T3">pallet now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37" draw:layer="layout" svg:width="2.789cm" svg:height="1.828cm" svg:x="22.903cm" svg:y="3.349cm">
          <text:p text:style-name="P3"><text:span text:style-name="T2">User do scan assign with this palle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2" draw:layer="layout" svg:x1="25.832cm" svg:y1="8.877cm" svg:x2="25.692cm" svg:y2="4.263cm" draw:start-shape="id35" draw:start-glue-point="7" draw:end-shape="id37" svg:d="m25832 8877h501v-4614h-641">
          <text:p text:style-name="P12"><text:span text:style-name="T3">YES</text:span></text:p>
        </draw:connector>
        <draw:connector draw:style-name="gr1" draw:layer="layout" svg:x1="22.903cm" svg:y1="4.263cm" svg:x2="16.983cm" svg:y2="4.253cm" draw:start-shape="id37" draw:start-glue-point="3" draw:end-shape="id28" svg:d="m22903 4263h-2960v-10h-2960">
          <text:p/>
        </draw:connector>
        <draw:connector draw:style-name="gr1" draw:layer="layout" svg:x1="22.049cm" svg:y1="8.877cm" svg:x2="16.983cm" svg:y2="4.253cm" draw:start-shape="id35" draw:start-glue-point="5" draw:end-shape="id28" draw:end-glue-point="1" svg:d="m22049 8877h-2533v-4624h-2533">
          <text:p/>
        </draw:connector>
        <draw:frame draw:style-name="gr2" draw:text-style-name="P12" draw:layer="layout" svg:width="0.531cm" svg:height="0.395cm" svg:x="20cm" svg:y="6.943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23.345cm" svg:height="0.937cm" svg:x="2.297cm" svg:y="1.825cm">
        <draw:text-box>
          <text:p/>
        </draw:text-box>
      </draw:frame>
      <draw:frame draw:style-name="Mgr1" draw:layer="backgroundobjects" svg:width="23.345cm" svg:height="0.937cm" svg:x="2.297cm" svg:y="5.628cm">
        <draw:text-box>
          <text:p/>
        </draw:text-box>
      </draw:frame>
      <draw:frame draw:style-name="Mgr1" draw:layer="backgroundobjects" svg:width="23.345cm" svg:height="0.937cm" svg:x="2.297cm" svg:y="1.825cm">
        <draw:text-box>
          <text:p/>
        </draw:text-box>
      </draw:frame>
      <draw:frame draw:style-name="Mgr1" draw:layer="backgroundobjects" svg:width="23.345cm" svg:height="0.937cm" svg:x="2.297cm" svg:y="5.628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Delphine Degris-Dard</meta:initial-creator>
    <meta:creation-date>2009-08-28T15:15:21</meta:creation-date>
    <dc:date>2010-06-23T12:38:16</dc:date>
    <meta:editing-cycles>76</meta:editing-cycles>
    <meta:editing-duration>PT11H29M03S</meta:editing-duration>
    <dc:creator>Delphine Degris-Dard</dc:creator>
    <meta:printed-by>loyola </meta:printed-by>
    <meta:print-date>2009-11-27T15:33:31</meta:print-date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